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WW8Num10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WW8Num13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WW8Num14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4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5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6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7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4">XX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4">Nam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4"/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4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4"/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4"/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4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2"/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5129366493743445145" text:style-name="L1">
              <text:list-item>
                <text:p text:style-name="P12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3450067579401233740" text:style-name="L2">
              <text:list-item>
                <text:p text:style-name="P13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1018093772431583016" text:style-name="L3">
              <text:list-item>
                <text:p text:style-name="P15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131510988165521082" text:style-name="L4">
              <text:list-item>
                <text:p text:style-name="P16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2778911392213975644" text:style-name="L5">
              <text:list-item>
                <text:p text:style-name="P17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4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4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4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4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4">N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6T13:36:52.95</dc:date>
    <meta:editing-duration>PT2M</meta:editing-duration>
    <meta:editing-cycles>4</meta:editing-cycles>
    <meta:generator>OpenOffice.org/3.4$Win32 OpenOffice.org_project/340m1$Build-9590</meta:generator>
    <meta:document-statistic meta:table-count="2" meta:image-count="0" meta:object-count="0" meta:page-count="1" meta:paragraph-count="30" meta:word-count="50" meta:character-count="334"/>
  </office:meta>
</office:document-meta>
</file>